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NewRomanPSMT" svg:font-family="TimesNewRomanPSMT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background-color="#c0c0c0" fo:padding="0.097cm" fo:border="0.002cm solid #000000">
        <style:background-image/>
      </style:table-cell-properties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fo:background-color="#c0c0c0" fo:padding="0.097cm" fo:border="0.002cm solid #000000">
        <style:background-image/>
      </style:table-cell-properties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16.999cm" style:rel-column-width="65535*"/>
    </style:style>
    <style:style style:name="Tableau3.A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16.999cm" style:rel-column-width="65535*"/>
    </style:style>
    <style:style style:name="Tableau4.A1" style:family="table-cell">
      <style:table-cell-properties fo:background-color="#c0c0c0" fo:padding="0.097cm" fo:border="0.002cm solid #000000">
        <style:background-image/>
      </style:table-cell-properties>
    </style:style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16.999cm" style:rel-column-width="65535*"/>
    </style:style>
    <style:style style:name="Tableau5.A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6.999cm" table:align="margins"/>
    </style:style>
    <style:style style:name="Tableau6.A" style:family="table-column">
      <style:table-column-properties style:column-width="16.999cm" style:rel-column-width="65535*"/>
    </style:style>
    <style:style style:name="Tableau6.A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Bookman Old Style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Table_20_Contents">
      <style:text-properties style:font-name="Arial"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</style:style>
    <style:style style:name="P10" style:family="paragraph" style:parent-style-name="Standard" style:list-style-name="L1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11" style:family="paragraph" style:parent-style-name="Standard" style:list-style-name="L2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12" style:family="paragraph" style:parent-style-name="Standard" style:list-style-name="L1">
      <style:paragraph-properties fo:text-align="justify" style:justify-single-word="false"/>
    </style:style>
    <style:style style:name="T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header-rows>
          <table:table-row>
            <table:table-cell table:style-name="Tableau1.A1" office:value-type="string">
              <text:p text:style-name="P2">Projet Master 1/2 - Compte rendu de réunion</text:p>
            </table:table-cell>
          </table:table-row>
        </table:table-header-rows>
      </table:table>
      <text:p text:style-name="P3"/>
      <table:table table:name="Tableau2" table:style-name="Tableau2">
        <table:table-column table:style-name="Tableau2.A"/>
        <table:table-header-rows>
          <table:table-row>
            <table:table-cell table:style-name="Tableau2.A1" office:value-type="string">
              <text:p text:style-name="P7">N° Projet:07</text:p>
              <text:p text:style-name="P7">Titre Projet:Robocode</text:p>
              <text:p text:style-name="P7">Nom Etudiants:Stamboule, Rovelli, Crepin, Colombeau</text:p>
              <text:p text:style-name="P7"/>
              <text:p text:style-name="P7">Date de réunion (obligatoire):18/02/2013</text:p>
              <text:p text:style-name="P7">Personnes présentes (obligatoire):Ludovic Bonnefoy, Stamboule, Rovelli, Crepin, Colombeau</text:p>
            </table:table-cell>
          </table:table-row>
        </table:table-header-rows>
      </table:table>
      <table:table table:name="Tableau3" table:style-name="Tableau3">
        <table:table-column table:style-name="Tableau3.A"/>
        <table:table-header-rows>
          <table:table-row>
            <table:table-cell table:style-name="Tableau3.A1" office:value-type="string">
              <text:p text:style-name="P8">Points abordés:</text:p>
              <text:p text:style-name="P9"/>
              <text:p text:style-name="P5">Nous avons parler a propos des <text:s/>modélisations possible pour notre projet ,ce qui nous <text:s/>a permis de déterminer quel type de <text:s/>robot sera utiliser pour se projet .</text:p>
              <text:p text:style-name="P5">Aussi nous avons parler d'améliorer le site de manière a mieux représenter l'évolution du projet ,nous avons donc décider d'y intégrer certain éléments qui faciliteront <text:s/>le suivi pour les personne externe au projet. </text:p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</table:table-cell>
          </table:table-row>
        </table:table-header-rows>
        <table:table-row>
          <table:table-cell table:style-name="Tableau3.A2" office:value-type="string">
            <text:p text:style-name="P8"/>
          </table:table-cell>
        </table:table-row>
      </table:table>
      <table:table table:name="Tableau4" table:style-name="Tableau4">
        <table:table-column table:style-name="Tableau4.A"/>
        <table:table-header-rows>
          <table:table-row>
            <table:table-cell table:style-name="Tableau4.A1" office:value-type="string">
              <text:p text:style-name="P2">Projet Master 1/2 - Compte rendu de réunion</text:p>
            </table:table-cell>
          </table:table-row>
        </table:table-header-rows>
      </table:table>
      <text:p text:style-name="Standard"><text:soft-page-break/></text:p>
      <table:table table:name="Tableau5" table:style-name="Tableau5">
        <table:table-column table:style-name="Tableau5.A"/>
        <table:table-header-rows>
          <table:table-row>
            <table:table-cell table:style-name="Tableau5.A1" office:value-type="string">
              <text:p text:style-name="P6">Travail réalisé:</text:p>
              <text:p text:style-name="Table_20_Contents"/>
              <text:list xml:id="list37726157" text:style-name="L1">
                <text:list-item>
                  <text:p text:style-name="P10">Familiarisation avec l'API et l'Ui Robocode</text:p>
                </text:list-item>
                <text:list-item>
                  <text:p text:style-name="P10">Choix du type de Robot a utiliser(API Robocode).</text:p>
                </text:list-item>
                <text:list-item>
                  <text:p text:style-name="P10">Réflexion sur les méthodes Robocode a utilisé pour implémentation des algorithmes</text:p>
                </text:list-item>
                <text:list-item>
                  <text:p text:style-name="P10">Réflexion sur la récupération des variables utiles pour la phase de test ( Algorithme Réseau de neurone )</text:p>
                </text:list-item>
                <text:list-item>
                  <text:p text:style-name="P12">Mis en place pour chaque groupe l'ensemble des outils permettant de <text:span text:style-name="T1">commencer le développement</text:span></text:p>
                </text:list-item>
                <text:list-item>
                  <text:p text:style-name="P12"><text:span text:style-name="T1">création de projet synchronisé pour chaque bin</text:span><text:span text:style-name="T1">ô</text:span><text:span text:style-name="T1">me.</text:span></text:p>
                </text:list-item>
              </text:list>
              <text:p text:style-name="P4"/>
              <text:p text:style-name="P4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</table:table-cell>
          </table:table-row>
        </table:table-header-rows>
        <table:table-row>
          <table:table-cell table:style-name="Tableau5.A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/>
          </table:table-cell>
        </table:table-row>
      </table:table>
      <text:p text:style-name="Standard"/>
      <table:table table:name="Tableau6" table:style-name="Tableau6">
        <table:table-column table:style-name="Tableau6.A"/>
        <table:table-header-rows>
          <text:soft-page-break/>
          <table:table-row>
            <table:table-cell table:style-name="Tableau6.A1" office:value-type="string">
              <text:p text:style-name="P6">Travail à réaliser:</text:p>
              <text:p text:style-name="Table_20_Contents"/>
              <text:list xml:id="list37745685" text:style-name="L2">
                <text:list-item>
                  <text:p text:style-name="P11">Modélisation uml (établir diagramme de class voir diagramme de séquence)</text:p>
                </text:list-item>
                <text:list-item>
                  <text:p text:style-name="P11">Intégration de l'API Neuroph à Robocode</text:p>
                </text:list-item>
                <text:list-item>
                  <text:p text:style-name="P11">Intégration de l'API JGap à Robocode</text:p>
                </text:list-item>
                <text:list-item>
                  <text:p text:style-name="P11">Calendrier dynamique sur le site</text:p>
                </text:list-item>
                <text:list-item>
                  <text:p text:style-name="P11">Début de l'implémentation en respectant la modélisation établie.</text:p>
                </text:list-item>
              </text:list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</table:table-cell>
          </table:table-row>
        </table:table-header-rows>
        <table:table-row>
          <table:table-cell table:style-name="Tableau6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NewRomanPSMT" svg:font-family="TimesNewRomanPSMT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Corinne Fredouille</meta:initial-creator>
    <meta:creation-date>2006-09-01T15:41:08</meta:creation-date>
    <dc:date>2013-02-26T17:59:10.79</dc:date>
    <dc:language>fr-FR</dc:language>
    <meta:editing-cycles>40</meta:editing-cycles>
    <meta:editing-duration>PT02H45M41S</meta:editing-duration>
    <meta:document-statistic meta:table-count="6" meta:image-count="0" meta:object-count="0" meta:page-count="3" meta:paragraph-count="24" meta:word-count="216" meta:character-count="1401"/>
    <meta:user-defined meta:name="Info 1"/>
    <meta:user-defined meta:name="Info 2"/>
    <meta:user-defined meta:name="Info 3"/>
    <meta:user-defined meta:name="Info 4"/>
  </office:meta>
</office:document-meta>
</file>